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2cm"/>
    </style:style>
    <style:style style:name="co3" style:family="table-column">
      <style:table-column-properties fo:break-before="auto" style:column-width="5.907cm"/>
    </style:style>
    <style:style style:name="co4" style:family="table-column">
      <style:table-column-properties fo:break-before="auto" style:column-width="6.551cm"/>
    </style:style>
    <style:style style:name="co5" style:family="table-column">
      <style:table-column-properties fo:break-before="auto" style:column-width="6.468cm"/>
    </style:style>
    <style:style style:name="co6" style:family="table-column">
      <style:table-column-properties fo:break-before="auto" style:column-width="4.396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3.7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ube_food_control_ID</text:p>
          </table:table-cell>
          <table:table-cell table:style-name="ce1" office:value-type="string" calcext:value-type="string">
            <text:p>empty_tube_food_control_mass</text:p>
          </table:table-cell>
          <table:table-cell table:style-name="ce1" office:value-type="string" calcext:value-type="string">
            <text:p>ww_filled_tube_food_control_mass</text:p>
          </table:table-cell>
          <table:table-cell table:style-name="ce1" office:value-type="string" calcext:value-type="string">
            <text:p>dw_filled_tube_food_control_mass</text:p>
          </table:table-cell>
          <table:table-cell table:style-name="ce1" office:value-type="string" calcext:value-type="string">
            <text:p>tube_food_control_unit</text:p>
          </table:table-cell>
          <table:table-cell table:style-name="ce1" office:value-type="string" calcext:value-type="string">
            <text:p>food_ww</text:p>
          </table:table-cell>
          <table:table-cell table:style-name="ce1" office:value-type="string" calcext:value-type="string">
            <text:p>food_dw</text:p>
          </table:table-cell>
          <table:table-cell table:style-name="ce1" office:value-type="string" calcext:value-type="string">
            <text:p>food_water_content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10-26" calcext:value-type="date">
            <text:p>26/10/2021</text:p>
          </table:table-cell>
          <table:table-cell office:value-type="string" calcext:value-type="string">
            <text:p>FC-w1-d1</text:p>
          </table:table-cell>
          <table:table-cell office:value-type="float" office:value="5546.1" calcext:value-type="float">
            <text:p>5546,1</text:p>
          </table:table-cell>
          <table:table-cell office:value-type="float" office:value="6179.8" calcext:value-type="float">
            <text:p>6179,8</text:p>
          </table:table-cell>
          <table:table-cell office:value-type="float" office:value="5703.4" calcext:value-type="float">
            <text:p>5703,4</text:p>
          </table:table-cell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0-27" calcext:value-type="date">
            <text:p>27/10/2021</text:p>
          </table:table-cell>
          <table:table-cell office:value-type="string" calcext:value-type="string">
            <text:p>FC-w1-d2</text:p>
          </table:table-cell>
          <table:table-cell office:value-type="float" office:value="5560.6" calcext:value-type="float">
            <text:p>5560,6</text:p>
          </table:table-cell>
          <table:table-cell office:value-type="float" office:value="6293.5" calcext:value-type="float">
            <text:p>6293,5</text:p>
          </table:table-cell>
          <table:table-cell office:value-type="float" office:value="5749.3" calcext:value-type="float">
            <text:p>5749,3</text:p>
          </table:table-cell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0-28" calcext:value-type="date">
            <text:p>28/10/2021</text:p>
          </table:table-cell>
          <table:table-cell office:value-type="string" calcext:value-type="string">
            <text:p>FC-w1-d3</text:p>
          </table:table-cell>
          <table:table-cell office:value-type="float" office:value="5575.5" calcext:value-type="float">
            <text:p>5575,5</text:p>
          </table:table-cell>
          <table:table-cell office:value-type="float" office:value="7502.9" calcext:value-type="float">
            <text:p>7502,9</text:p>
          </table:table-cell>
          <table:table-cell office:value-type="float" office:value="6069.9" calcext:value-type="float">
            <text:p>6069,9</text:p>
          </table:table-cell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1-02" calcext:value-type="date">
            <text:p>02/11/2021</text:p>
          </table:table-cell>
          <table:table-cell office:value-type="string" calcext:value-type="string">
            <text:p>FC-w2-d1</text:p>
          </table:table-cell>
          <table:table-cell office:value-type="float" office:value="5537.3" calcext:value-type="float">
            <text:p>5537,3</text:p>
          </table:table-cell>
          <table:table-cell office:value-type="float" office:value="7021.3" calcext:value-type="float">
            <text:p>7021,3</text:p>
          </table:table-cell>
          <table:table-cell office:value-type="float" office:value="5921.8" calcext:value-type="float">
            <text:p>5921,8</text:p>
          </table:table-cell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1-03" calcext:value-type="date">
            <text:p>03/11/2021</text:p>
          </table:table-cell>
          <table:table-cell office:value-type="string" calcext:value-type="string">
            <text:p>FC-w2-d2</text:p>
          </table:table-cell>
          <table:table-cell office:value-type="float" office:value="5540" calcext:value-type="float">
            <text:p>5540</text:p>
          </table:table-cell>
          <table:table-cell office:value-type="float" office:value="6747.4" calcext:value-type="float">
            <text:p>6747,4</text:p>
          </table:table-cell>
          <table:table-cell office:value-type="float" office:value="5858.6" calcext:value-type="float">
            <text:p>5858,6</text:p>
          </table:table-cell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1-04" calcext:value-type="date">
            <text:p>04/11/2021</text:p>
          </table:table-cell>
          <table:table-cell office:value-type="string" calcext:value-type="string">
            <text:p>FC-w2-d3</text:p>
          </table:table-cell>
          <table:table-cell office:value-type="float" office:value="5566.4" calcext:value-type="float">
            <text:p>5566,4</text:p>
          </table:table-cell>
          <table:table-cell office:value-type="float" office:value="6291.5" calcext:value-type="float">
            <text:p>6291,5</text:p>
          </table:table-cell>
          <table:table-cell office:value-type="float" office:value="5744.4" calcext:value-type="float">
            <text:p>5744,4</text:p>
          </table:table-cell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1-09" calcext:value-type="date">
            <text:p>09/11/2021</text:p>
          </table:table-cell>
          <table:table-cell office:value-type="string" calcext:value-type="string">
            <text:p>FC-w3-d1</text:p>
          </table:table-cell>
          <table:table-cell office:value-type="float" office:value="5548.7" calcext:value-type="float">
            <text:p>5548,7</text:p>
          </table:table-cell>
          <table:table-cell office:value-type="float" office:value="6923" calcext:value-type="float">
            <text:p>6923</text:p>
          </table:table-cell>
          <table:table-cell office:value-type="float" office:value="5903.2" calcext:value-type="float">
            <text:p>5903,2</text:p>
          </table:table-cell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1-10" calcext:value-type="date">
            <text:p>10/11/2021</text:p>
          </table:table-cell>
          <table:table-cell office:value-type="string" calcext:value-type="string">
            <text:p>FC-w3-d2</text:p>
          </table:table-cell>
          <table:table-cell office:value-type="float" office:value="5546" calcext:value-type="float">
            <text:p>5546</text:p>
          </table:table-cell>
          <table:table-cell office:value-type="float" office:value="6283.7" calcext:value-type="float">
            <text:p>6283,7</text:p>
          </table:table-cell>
          <table:table-cell office:value-type="float" office:value="5730.9" calcext:value-type="float">
            <text:p>5730,9</text:p>
          </table:table-cell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1-11" calcext:value-type="date">
            <text:p>11/11/2021</text:p>
          </table:table-cell>
          <table:table-cell office:value-type="string" calcext:value-type="string">
            <text:p>FC-w3-d3</text:p>
          </table:table-cell>
          <table:table-cell office:value-type="float" office:value="5530.3" calcext:value-type="float">
            <text:p>5530,3</text:p>
          </table:table-cell>
          <table:table-cell office:value-type="float" office:value="6208.6" calcext:value-type="float">
            <text:p>6208,6</text:p>
          </table:table-cell>
          <table:table-cell office:value-type="float" office:value="5697.2" calcext:value-type="float">
            <text:p>5697,2</text:p>
          </table:table-cell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1-16" calcext:value-type="date">
            <text:p>16/11/2021</text:p>
          </table:table-cell>
          <table:table-cell office:value-type="string" calcext:value-type="string">
            <text:p>FC-w4-d1</text:p>
          </table:table-cell>
          <table:table-cell office:value-type="float" office:value="5543.1" calcext:value-type="float">
            <text:p>5543,1</text:p>
          </table:table-cell>
          <table:table-cell office:value-type="float" office:value="6160.5" calcext:value-type="float">
            <text:p>6160,5</text:p>
          </table:table-cell>
          <table:table-cell office:value-type="float" office:value="5709.2" calcext:value-type="float">
            <text:p>5709,2</text:p>
          </table:table-cell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1-17" calcext:value-type="date">
            <text:p>17/11/2021</text:p>
          </table:table-cell>
          <table:table-cell office:value-type="string" calcext:value-type="string">
            <text:p>FC-w4-d2</text:p>
          </table:table-cell>
          <table:table-cell office:value-type="float" office:value="5562.8" calcext:value-type="float">
            <text:p>5562,8</text:p>
          </table:table-cell>
          <table:table-cell office:value-type="float" office:value="6407.2" calcext:value-type="float">
            <text:p>6407,2</text:p>
          </table:table-cell>
          <table:table-cell office:value-type="float" office:value="5781.7" calcext:value-type="float">
            <text:p>5781,7</text:p>
          </table:table-cell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1-18" calcext:value-type="date">
            <text:p>18/11/2021</text:p>
          </table:table-cell>
          <table:table-cell office:value-type="string" calcext:value-type="string">
            <text:p>FC-w4-d3</text:p>
          </table:table-cell>
          <table:table-cell office:value-type="float" office:value="5555" calcext:value-type="float">
            <text:p>5555</text:p>
          </table:table-cell>
          <table:table-cell office:value-type="float" office:value="6140.5" calcext:value-type="float">
            <text:p>6140,5</text:p>
          </table:table-cell>
          <table:table-cell office:value-type="float" office:value="5696.1" calcext:value-type="float">
            <text:p>5696,1</text:p>
          </table:table-cell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1-23" calcext:value-type="date">
            <text:p>23/11/2021</text:p>
          </table:table-cell>
          <table:table-cell office:value-type="string" calcext:value-type="string">
            <text:p>FC-w5-d1</text:p>
          </table:table-cell>
          <table:table-cell office:value-type="float" office:value="5545.6" calcext:value-type="float">
            <text:p>5545,6</text:p>
          </table:table-cell>
          <table:table-cell office:value-type="float" office:value="6278.8" calcext:value-type="float">
            <text:p>6278,8</text:p>
          </table:table-cell>
          <table:table-cell office:value-type="float" office:value="5733.2" calcext:value-type="float">
            <text:p>5733,2</text:p>
          </table:table-cell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1-24" calcext:value-type="date">
            <text:p>24/11/2021</text:p>
          </table:table-cell>
          <table:table-cell office:value-type="string" calcext:value-type="string">
            <text:p>FC-w5-d2</text:p>
          </table:table-cell>
          <table:table-cell office:value-type="float" office:value="5588.2" calcext:value-type="float">
            <text:p>5588,2</text:p>
          </table:table-cell>
          <table:table-cell office:value-type="float" office:value="6238.6" calcext:value-type="float">
            <text:p>6238,6</text:p>
          </table:table-cell>
          <table:table-cell office:value-type="float" office:value="5745" calcext:value-type="float">
            <text:p>5745</text:p>
          </table:table-cell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1-25" calcext:value-type="date">
            <text:p>25/11/2021</text:p>
          </table:table-cell>
          <table:table-cell office:value-type="string" calcext:value-type="string">
            <text:p>FC-w5-d3</text:p>
          </table:table-cell>
          <table:table-cell office:value-type="float" office:value="5553.9" calcext:value-type="float">
            <text:p>5553,9</text:p>
          </table:table-cell>
          <table:table-cell office:value-type="float" office:value="6120.9" calcext:value-type="float">
            <text:p>6120,9</text:p>
          </table:table-cell>
          <table:table-cell office:value-type="float" office:value="5695.1" calcext:value-type="float">
            <text:p>5695,1</text:p>
          </table:table-cell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-w6-d1</text:p>
          </table:table-cell>
          <table:table-cell office:value-type="float" office:value="5533.7" calcext:value-type="float">
            <text:p>5533,7</text:p>
          </table:table-cell>
          <table:table-cell table:number-columns-repeated="2"/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-w6-d2</text:p>
          </table:table-cell>
          <table:table-cell office:value-type="float" office:value="5570.8" calcext:value-type="float">
            <text:p>5570,8</text:p>
          </table:table-cell>
          <table:table-cell table:number-columns-repeated="2"/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-w6-d3</text:p>
          </table:table-cell>
          <table:table-cell office:value-type="float" office:value="5540.4" calcext:value-type="float">
            <text:p>5540,4</text:p>
          </table:table-cell>
          <table:table-cell table:number-columns-repeated="2"/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-w7-d1</text:p>
          </table:table-cell>
          <table:table-cell office:value-type="float" office:value="5551.6" calcext:value-type="float">
            <text:p>5551,6</text:p>
          </table:table-cell>
          <table:table-cell table:number-columns-repeated="2"/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-w7-d2</text:p>
          </table:table-cell>
          <table:table-cell office:value-type="float" office:value="5571.5" calcext:value-type="float">
            <text:p>5571,5</text:p>
          </table:table-cell>
          <table:table-cell table:number-columns-repeated="2"/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-w7-d3</text:p>
          </table:table-cell>
          <table:table-cell office:value-type="float" office:value="5563.6" calcext:value-type="float">
            <text:p>5563,6</text:p>
          </table:table-cell>
          <table:table-cell table:number-columns-repeated="2"/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-w8-d1</text:p>
          </table:table-cell>
          <table:table-cell office:value-type="float" office:value="5540.8" calcext:value-type="float">
            <text:p>5540,8</text:p>
          </table:table-cell>
          <table:table-cell table:number-columns-repeated="2"/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-w8-d2</text:p>
          </table:table-cell>
          <table:table-cell office:value-type="float" office:value="5554" calcext:value-type="float">
            <text:p>5554</text:p>
          </table:table-cell>
          <table:table-cell table:number-columns-repeated="2"/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-w8-d3</text:p>
          </table:table-cell>
          <table:table-cell office:value-type="float" office:value="5561.8" calcext:value-type="float">
            <text:p>5561,8</text:p>
          </table:table-cell>
          <table:table-cell table:number-columns-repeated="2"/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-w9-d1</text:p>
          </table:table-cell>
          <table:table-cell office:value-type="float" office:value="5549.4" calcext:value-type="float">
            <text:p>5549,4</text:p>
          </table:table-cell>
          <table:table-cell table:number-columns-repeated="2"/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-w9-d2</text:p>
          </table:table-cell>
          <table:table-cell office:value-type="float" office:value="5557.3" calcext:value-type="float">
            <text:p>5557,3</text:p>
          </table:table-cell>
          <table:table-cell table:number-columns-repeated="2"/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-w9-d3</text:p>
          </table:table-cell>
          <table:table-cell office:value-type="float" office:value="5555" calcext:value-type="float">
            <text:p>5555</text:p>
          </table:table-cell>
          <table:table-cell table:number-columns-repeated="2"/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-w10-d1</text:p>
          </table:table-cell>
          <table:table-cell office:value-type="float" office:value="5534.6" calcext:value-type="float">
            <text:p>5534,6</text:p>
          </table:table-cell>
          <table:table-cell table:number-columns-repeated="2"/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-w10-d2</text:p>
          </table:table-cell>
          <table:table-cell office:value-type="float" office:value="5556.7" calcext:value-type="float">
            <text:p>5556,7</text:p>
          </table:table-cell>
          <table:table-cell table:number-columns-repeated="2"/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-w10-d3</text:p>
          </table:table-cell>
          <table:table-cell office:value-type="float" office:value="5567.7" calcext:value-type="float">
            <text:p>5567,7</text:p>
          </table:table-cell>
          <table:table-cell table:number-columns-repeated="2"/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6-05T18:19:34</meta:creation-date>
    <dc:date>2021-12-14T15:07:07.819000000</dc:date>
    <meta:generator>LibreOffice/7.2.4.1$Windows_X86_64 LibreOffice_project/27d75539669ac387bb498e35313b970b7fe9c4f9</meta:generator>
    <meta:editing-duration>PT1M2S</meta:editing-duration>
    <meta:editing-cycles>1</meta:editing-cycles>
    <meta:document-statistic meta:table-count="1" meta:cell-count="144" meta:object-count="0"/>
    <meta:user-defined meta:name="AppVersion">16.0300</meta:user-defined>
  </office:meta>
</office:document-meta>
</file>